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08fb0" officeooo:paragraph-rsid="001b5b6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a32" officeooo:paragraph-rsid="001b5b6d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08fb0" officeooo:paragraph-rsid="001b5b6d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2831f" officeooo:paragraph-rsid="001b5b6d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3277e" officeooo:paragraph-rsid="001b5b6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4d10f" officeooo:paragraph-rsid="001b5b6d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15867d" officeooo:paragraph-rsid="001b5b6d" style:font-size-asian="12pt" style:font-weight-asian="normal" style:font-size-complex="12pt" style:font-weight-complex="normal"/>
    </style:style>
    <style:style style:name="T1" style:family="text">
      <style:text-properties officeooo:rsid="01fa5ab2"/>
    </style:style>
    <style:style style:name="T2" style:family="text">
      <style:text-properties officeooo:rsid="036cd289"/>
    </style:style>
    <style:style style:name="T3" style:family="text">
      <style:text-properties officeooo:rsid="0151e4d0"/>
    </style:style>
    <style:style style:name="T4" style:family="text">
      <style:text-properties officeooo:rsid="0112831f"/>
    </style:style>
    <style:style style:name="T5" style:family="text">
      <style:text-properties officeooo:rsid="0113277e"/>
    </style:style>
    <style:style style:name="T6" style:family="text">
      <style:text-properties officeooo:rsid="0152aa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В общежитие снова привезли рацию и мне пришлось переехать в комнату покинутую электриком. Потом ко мне подселили Васю, нового крепильщика.</text:p>
      <text:p text:style-name="P4">Я поначалу засомневался какого он пола, когда случайно заметил красно-бурые следы на простыни его койки, как от менструации.</text:p>
      <text:p text:style-name="P4">Он <text:span text:style-name="T1">он стал объяснять</text:span>, что ему под одеяло закатился помидор, <text:span text:style-name="T1">который </text:span>он во сне раздавил ногами, хотя я его ни о чём <text:span text:style-name="T1">и </text:span>не спрашивал. </text:p>
      <text:p text:style-name="P4">Просто остров Беллами какой-то. </text:p>
      <text:p text:style-name="P4"><text:span text:style-name="T1">Однако, </text:span><text:s/>до чего простые объяснения порой находятся для непостижимых, на первый взгляд, фактов.</text:p>
      <text:p text:style-name="P4">Осень вступила в свои права. Я застеклил окно в одной из комнат нашей будущей квартиры, но асфальт <text:span text:style-name="T2">пока ещё и </text:span>не прив<text:span text:style-name="T2">ози</text:span>ли.</text:p>
      <text:p text:style-name="P4"/>
      <text:p text:style-name="P4">Так всё и шло до того дня, когда главный инженер приехал из Вапнярки и сказал, что на меня объявлен всесоюзный розыск — в шахтуправление пришло письмо из НГПИ, будто <text:span text:style-name="T3">тут</text:span> скрывается беглец от работы по распределению.</text:p>
      <text:p text:style-name="P3">- <text:span text:style-name="T4">Так что пиши заявление.</text:span></text:p>
      <text:p text:style-name="P3">- <text:span text:style-name="T4">Какое?</text:span></text:p>
      <text:p text:style-name="P3">- <text:span text:style-name="T4">С просьбой уволить тебя по собственному желанию.</text:span></text:p>
      <text:p text:style-name="P3">- <text:span text:style-name="T4">У меня такого желания нет.</text:span></text:p>
      <text:p text:style-name="P3">- <text:span text:style-name="T4">После этого письма оставить тебя тут мы не можем.</text:span></text:p>
      <text:p text:style-name="P4">Поскольку я и дальше упорствовал в <text:span text:style-name="T2">отсутствии </text:span>желани<text:span text:style-name="T2">я</text:span> увольняться, был найден компромисс — увольнение по имеющейся в кодексе о трудовом законодательстве статье «по соглашению сторон». </text:p>
      <text:p text:style-name="P4">Так, вместо избранного, я стал всего лишь стороною.</text:p>
      <text:p text:style-name="P4"/>
      <text:p text:style-name="P4">Напоследок я гулял по Одессе в кожухе нараспашку, как махновец из крестьянской армии Нестора Ивановича, и в резиновых сапогах, которым не страшны лужи от недавних дождей.</text:p>
      <text:p text:style-name="P4">Потом в общежитии я упаковал <text:span text:style-name="T1">их</text:span> в тюк с остальной одеждой, завернув в неё инструменты, которыми уже тихо начал обрастать — молоток, топор, пила, утюг, кипятильник и белый эмалированный чайник.</text:p>
      <text:p text:style-name="P4">Когда я привозил чайник из Одессы, то пришлось всю дорогу от Новой Дофиновки до общежития петь ему песни, чтоб <text:span text:style-name="T3">он </text:span>не <text:span text:style-name="T3">очень </text:span>боялся. </text:p>
      <text:p text:style-name="P4">Вечер был поздний и <text:span text:style-name="T3">слишком</text:span> тёмный, как в заброшенных штольнях без фонаря. Приходилось по памяти вписываться в повороты грунтовки, нащупывая её ногами.</text:p>
      <text:p text:style-name="P4"/>
      <text:p text:style-name="P4">Тюк я отправил багажом с железнодорожного вокзала. <text:span text:style-name="T5">Потом вернулся в общежитие, где оставались недавно купленный портфель, болгарская <text:s/>спортивная сумка «Аэробика» и гитара, чтобы наутро ехать в аэропорт.</text:span></text:p>
      <text:p text:style-name="P5">В нашу комнату заглянул Славик Аксянов. Мы съели полную сковороду жареной картошки под «Болеро» Равеля из радиоприёмника Васи.</text:p>
      <text:p text:style-name="P5">Я сказал Славику, чтоб он навесил дверь на будку туалета над лиманом. Она валяется <text:span text:style-name="T1">там </text:span>в <text:soft-page-break/>бурьянах, я видел.</text:p>
      <text:p text:style-name="P5">Он пообещал исполнить мою последнюю просьбу. </text:p>
      <text:p text:style-name="P5">Однако, я, на всякий, сказал, что если не сделает — я буду являться ему, как тень отца Гамлета.</text:p>
      <text:p text:style-name="P5">В его глазах мелькнул неподдельный испуг.</text:p>
      <text:p text:style-name="P5">Кто бы мог подумать, что они тоже боятся привидений!</text:p>
      <text:p text:style-name="P5"/>
      <text:p text:style-name="P6">Ира сказала, что когда из Закарпатья пришёл сигнал о моей неявке по распределению, Гаину Михайловну вызвали к ректору с требованием открыть моё местопребывание.</text:p>
      <text:p text:style-name="P6">Припёртая к стенке свидетельским показанием ректора Арвата, что летом он встречал меня в Одессе, она вынуждена была сдать меня вплоть до шахты «Дофиновка».</text:p>
      <text:p text:style-name="P6">Теперь ей грозили неприятности на работе, а у меня отнимут диплом, если только министерство просвещение не аннулирует моё распределение.</text:p>
      <text:p text:style-name="P6">Пришлось мне срочно ехать в Киев до остановки метро им. Карла Маркса и вверх по улице напротив площади Октябрьской революции до серокаменного дома в ряду <text:span text:style-name="T2">ему подобных</text:span>, но с вывеской министерства, чтобы подняться на второй этаж по лестнице из белого мрамора.</text:p>
      <text:p text:style-name="P6"/>
      <text:p text:style-name="P6">Завотделом министерства Баранов (фамилии иногда соответствуют сути учреждения), выглядел лет на пять старше меня, но куда более отёсанным, заточенным и отшлифованным.</text:p>
      <text:p text:style-name="P6">Единственное, к чему можно было придраться — одинокий волосок на плече его пиджака, под которым виднелся тонкий шерстяной жилет, а под ним галстук в полоску на рубашке в мелкую тетрадочную клеточку — непробиваемые латы.</text:p>
      <text:p text:style-name="P6">Он объяснил, что государство четыре года тратило средства, давая мне бесплатное образование; пробил час возместить бесплатность работой в Закарпатьи, либо — диплом на бочку.</text:p>
      <text:p text:style-name="P7">Свою защиту я построил на страстном желании трудиться на ниве просвещения и именно на склонах Карпатских гор, но как <text:span text:style-name="T6">же </text:span>семь<text:span text:style-name="T6">я</text:span>?</text:p>
      <text:p text:style-name="P7">Он предложил мне забрать тебя и Иру с собою.</text:p>
      <text:p text:style-name="P7">А как же вторая, вернее, первая дочь?</text:p>
      <text:p text:style-name="P7">Наличие Леночки оказалось для него сюрпризом. Он, по инерции, хотел и её отправить со всеми вместе. </text:p>
      <text:p text:style-name="P7">Мне пришлось показать паспорт, что она от предыдущего брака и с горечью признать отсутствие данных о местонахождении её матери.</text:p>
      <text:p text:style-name="P7">Это был шах и мат. </text:p>
      <text:p text:style-name="P7">С подобными казусами гроссмейстер Баранов ещё не сталкивался и, попав в цугцванг, вынужденно признал, что у меня слишком лихо закрученный сюжет. </text:p>
      <text:p text:style-name="P7">Я получу свободный диплом, если представлю справку от уличкома в Конотопе, что Леночка действительно проживает на Декабристов 13.</text:p>
      <text:p text:style-name="P7">Тем временем в Нежин прибыл тюк отправленный мною из Одессы.</text:p>
      <text:p text:style-name="P7">Больше, чем инструменты, <text:s/>Ивана Алексеевича обрадовало ситечко для заварочного чайника. Он давно мечтал о таком, но в магазинах <text:span text:style-name="T6">их днём с огнём не сыщешь</text:span>.</text:p>
      <text:p text:style-name="P7"/>
      <text:p text:style-name="P7">Мы с Ирой уже начинали обсуждать в какую строительную организацию Нежина поступить мне на работу для наискорейшего получения квартиры, как она вдруг сказала, что мне <text:soft-page-break/>сначала надо провериться. Так советует её мама.</text:p>
      <text:p text:style-name="P7">Но ведь при поступлении на работу везде проходят медкомиссию, <text:span text:style-name="T1">даже</text:span> без маминых советов. </text:p>
      <text:p text:style-name="P7">Пришлось мне уяснить, что возникла необходимость в специальной проверке — на нормальность.</text:p>
      <text:p text:style-name="P2">Моё поведение вселяло опасения и в будущем могло дискредитировать добропорядочную семью её родителей в глазах общественности.</text:p>
      <text:p text:style-name="P2">Во-первых, я недавно гулял в драных туфлях, а ещё я собираю ниточки с пола вокруг твоей коляски, самые элементарные вопросы вызывают у меня слишком долгую задумчивость, а когда она была в роддоме, я явился среди ночи и заявил, что дождь — тёплый.</text:p>
      <text:p text:style-name="P2">К тому же, Иру потрясло известие из Конотопа о моём изуверском всесожжении плантации конопли, что, хот<text:span text:style-name="T6">я</text:span> и не включалось в список отклонений, говорило о многом.</text:p>
      <text:p text:style-name="P2">Крыть мне было нечем — она права по всем пункта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57:06.808510309</meta:creation-date>
    <dc:date>2017-03-02T19:57:12.198695602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49" meta:word-count="881" meta:character-count="5744" meta:non-whitespace-character-count="4890"/>
    <meta:generator>LibreOffice/4.3.3.2$Linux_x86 LibreOffice_project/430m0$Build-2</meta:generator>
  </office:meta>
</office:document-meta>
</file>